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 officeooo:rsid="0019791a" officeooo:paragraph-rsid="0019791a"/>
    </style:style>
    <style:style style:name="P2" style:family="paragraph" style:parent-style-name="Heading_20_1">
      <style:text-properties officeooo:rsid="0019791a" officeooo:paragraph-rsid="0019791a"/>
    </style:style>
    <style:style style:name="T1" style:family="text">
      <style:text-properties officeooo:rsid="001983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lanificación inicial</text:h>
      <text:p text:style-name="P1"/>
      <text:p text:style-name="P1">La previsión temporal del presente proyecto estaba comprendido entre el 16 de octubre de 2017 y el 21de enero de 2018, con un trabajo de seis horas diarias.</text:p>
      <text:p text:style-name="P1">La planificación se divide a grandes rasgos en tres fases principales:</text:p>
      <text:p text:style-name="P1">1. La fase inicial: Se compone de la formación en las tecnologías que se iban a utilizar para el desarrollo del proyecto y el análisis del sistema.</text:p>
      <text:p text:style-name="P1">2. La fase de iteración: Se compone de los tres incrementos que se esperaban alcanzar. <text:span text:style-name="T1">Cada incremento se desglosa en el diseño, la implementación, las pruebas y la revisión.</text:span></text:p>
      <text:p text:style-name="P1">3. La fase final: Elaboración de la memori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0:19:24.532029638</meta:creation-date>
    <dc:date>2017-11-27T10:25:13.329438761</dc:date>
    <meta:editing-duration>PT5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105" meta:character-count="612" meta:non-whitespace-character-count="513"/>
  </office:meta>
</office:document-meta>
</file>